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600F9173C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96cm, 13.545cm, 4.064cm, 10.836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opacity="75%" draw:textarea-horizontal-align="justify" draw:textarea-vertical-align="middle" draw:auto-grow-height="false" fo:min-height="0cm" fo:min-width="0cm" fo:padding-top="0.065cm" fo:padding-bottom="0.065cm" fo:padding-left="0.09cm" fo:padding-right="0.0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ffff00" draw:opacity="75%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ffff00" draw:opacity="55%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0000ff" style:text-outline="true" fo:text-shadow="none"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color="#0000ff" style:text-outline="true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outline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29cm" svg:height="10.97cm" svg:x="3.671cm" svg:y="2.4cm">
          <draw:image xlink:href="Pictures/100000000000080000000600F9173CBB.jpg" xlink:type="simple" xlink:show="embed" xlink:actuate="onLoad">
            <text:p/>
          </draw:image>
        </draw:frame>
        <draw:custom-shape draw:style-name="gr2" draw:text-style-name="P2" draw:layer="layout" svg:width="-1.6cm" svg:height="-1.4cm" svg:x="10.9cm" svg:y="9.699cm">
          <text:p text:style-name="P2"><text:span text:style-name="T1">Relay</text:span></text:p>
          <text:p text:style-name="P2"><text:span text:style-name="T1">Slot</text:span></text:p>
          <text:p text:style-name="P2"><text:span text:style-name="T1">33</text:span></text:p>
          <draw:enhanced-geometry svg:viewBox="0 0 21600 21600" draw:text-areas="800 800 20800 20800" draw:mirror-vertical="true" draw:type="round-rectangular-callout" draw:modifiers="13451.0930668332 -5241.97002141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-1.6cm" svg:height="-1.4cm" svg:x="12.7cm" svg:y="9.7cm">
          <text:p text:style-name="P2"><text:span text:style-name="T1">Relay</text:span></text:p>
          <text:p text:style-name="P2"><text:span text:style-name="T1">Slot</text:span></text:p>
          <text:p text:style-name="P2"><text:span text:style-name="T1">A11</text:span></text:p>
          <draw:enhanced-geometry svg:viewBox="0 0 21600 21600" draw:text-areas="800 800 20800 20800" draw:mirror-vertical="true" draw:type="round-rectangular-callout" draw:modifiers="13451.0930668332 -5241.97002141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.9cm" svg:height="0.6cm" svg:x="6.6cm" svg:y="10.3cm">
          <text:p text:style-name="P3"><text:span text:style-name="T2">Mounting Hole</text:span></text:p>
          <draw:enhanced-geometry svg:viewBox="0 0 21600 21600" draw:text-areas="800 800 20800 20800" draw:type="round-rectangular-callout" draw:modifiers="24588.3219358233 682.861896838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.9cm" svg:height="0.6cm" svg:x="6.6cm" svg:y="7.6cm">
          <text:p text:style-name="P3"><text:span text:style-name="T2">Mounting Hole</text:span></text:p>
          <draw:enhanced-geometry svg:viewBox="0 0 21600 21600" draw:text-areas="800 800 20800 20800" draw:type="round-rectangular-callout" draw:modifiers="24588.3219358233 682.861896838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2.1cm" svg:height="0.7cm" svg:x="10.1cm" svg:y="11.9cm">
          <text:p text:style-name="P1"><text:span text:style-name="T2">Cable Entry</text:span></text:p>
          <draw:enhanced-geometry svg:viewBox="0 0 21600 21600" draw:text-areas="800 800 20800 20800" draw:type="round-rectangular-callout" draw:modifiers="8533.07948595907 -15067.6176890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5" draw:layer="layout" svg:width="2.8cm" svg:height="0.9cm" draw:transform="rotate (-1.57079632679579) translate (9.6cm 4.8cm)">
          <text:p text:style-name="P4"><text:span text:style-name="T3">Side-IO Plug</text:span></text:p>
        </draw:rect>
        <draw:custom-shape draw:style-name="gr5" draw:text-style-name="P6" draw:layer="layout" svg:width="1.6cm" svg:height="2.6cm" draw:transform="rotate (-1.57079632679579) translate (11cm 2.6cm)">
          <text:p text:style-name="P6"><text:span text:style-name="T4">Cover </text:span></text:p>
          <text:p text:style-name="P6"><text:span text:style-name="T4">Slides</text:span></text:p>
          <text:p text:style-name="P6"><text:span text:style-name="T4">Down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3.6cm" svg:height="2.6cm" svg:x="4.3cm" svg:y="4.8cm">
          <text:p text:style-name="P6"><text:span text:style-name="T4">Tode Slides</text:span></text:p>
          <text:p text:style-name="P6"><text:span text:style-name="T4">Right onto</text:span></text:p>
          <text:p text:style-name="P6"><text:span text:style-name="T4">Side-IO Plu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.3cm" svg:height="1.7cm" draw:transform="rotate (1.5707963267946) translate (4.3cm 12.7cm)">
          <text:p text:style-name="P2"><text:span text:style-name="T1">KB-Cover</text:span></text:p>
          <text:p text:style-name="P2"><text:span text:style-name="T1">Flips Up</text:span></text:p>
          <draw:enhanced-geometry svg:viewBox="0 0 21600 21600" draw:text-areas="0 0 21600 21600" draw:type="circular-arrow" draw:modifiers="-168.100618944394 -33.7106385462539 6234.8186687536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Git-Tech </meta:initial-creator>
    <meta:creation-date>2021-12-09T21:00:55.51</meta:creation-date>
    <dc:date>2021-12-09T21:29:12.50</dc:date>
    <dc:creator>TGit-Tech </dc:creator>
    <meta:editing-duration>PT12M43S</meta:editing-duration>
    <meta:editing-cycles>2</meta:editing-cycles>
    <meta:generator>OpenOffice/4.1.11$Win32 OpenOffice.org_project/4111m1$Build-9808</meta:generator>
    <meta:document-statistic meta:object-count="10"/>
  </office:meta>
</office:document-meta>
</file>